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81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4_12-10-03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0">
            <text:p>20</text:p>
          </table:table-cell>
          <table:table-cell table:formula="of:=LEN([.B2])" office:value-type="float" office:value="23">
            <text:p>23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9-14_18-18-31.jpg</text:p>
          </table:table-cell>
          <table:table-cell table:style-name="ce26" office:value-type="string">
            <text:p>:m 記録 / 身体 / 全身像 / 顔 / 様子 / time=夜；occasion=楽器演奏：最中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楽器演奏：最中（篠笛）">
            <text:p>:m 記録 / 身体 / 全身像 / 顔 / 様子 / time=夜；occasion=楽器演奏：最中（篠笛）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0">
            <text:p>20</text:p>
          </table:table-cell>
          <table:table-cell table:formula="of:=LEN([.B3])" office:value-type="float" office:value="23">
            <text:p>23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14_21-15-55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43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0">
            <text:p>20</text:p>
          </table:table-cell>
          <table:table-cell table:formula="of:=LEN([.B4])" office:value-type="float" office:value="23">
            <text:p>23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14_21-16-12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0">
            <text:p>20</text:p>
          </table:table-cell>
          <table:table-cell table:formula="of:=LEN([.B5])" office:value-type="float" office:value="23">
            <text:p>23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9-15_01-22-09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0">
            <text:p>20</text:p>
          </table:table-cell>
          <table:table-cell table:formula="of:=LEN([.B6])" office:value-type="float" office:value="23">
            <text:p>23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9-15_07-40-59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0">
            <text:p>20</text:p>
          </table:table-cell>
          <table:table-cell table:formula="of:=LEN([.B7])" office:value-type="float" office:value="23">
            <text:p>23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9-15_12-35-14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0">
            <text:p>20</text:p>
          </table:table-cell>
          <table:table-cell table:formula="of:=LEN([.B8])" office:value-type="float" office:value="23">
            <text:p>23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5_21-31-28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:PHOTO 寝た時刻 / 2023">
            <text:p>:m :PHOTO 寝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0">
            <text:p>20</text:p>
          </table:table-cell>
          <table:table-cell table:formula="of:=LEN([.B9])" office:value-type="float" office:value="23">
            <text:p>23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9-15_21-31-33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0">
            <text:p>20</text:p>
          </table:table-cell>
          <table:table-cell table:formula="of:=LEN([.B10])" office:value-type="float" office:value="23">
            <text:p>23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16_01-27-37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寝た時刻 / 2023">
            <text:p>:m :PHOTO 寝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0">
            <text:p>20</text:p>
          </table:table-cell>
          <table:table-cell table:formula="of:=LEN([.B11])" office:value-type="float" office:value="23">
            <text:p>23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9-16_07-49-14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0">
            <text:p>20</text:p>
          </table:table-cell>
          <table:table-cell table:formula="of:=LEN([.B12])" office:value-type="float" office:value="23">
            <text:p>23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9-16_12-58-41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0">
            <text:p>20</text:p>
          </table:table-cell>
          <table:table-cell table:formula="of:=LEN([.B13])" office:value-type="float" office:value="23">
            <text:p>23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16_14-52-54.jpg</text:p>
          </table:table-cell>
          <table:table-cell table:style-name="ce26" office:value-type="string">
            <text:p>:m / daylog メモ / date=0901;0907;0908;0909;0911;0912;0914 / other=~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/ daylog メモ / date=0901;0907;0908;0909;0911;0912;0914 / other=~ / 2023">
            <text:p>:m / daylog メモ / date=0901;0907;0908;0909;0911;0912;0914 / other=~ / 2023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0">
            <text:p>20</text:p>
          </table:table-cell>
          <table:table-cell table:formula="of:=LEN([.B14])" office:value-type="float" office:value="23">
            <text:p>23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6_21-20-35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0">
            <text:p>20</text:p>
          </table:table-cell>
          <table:table-cell table:formula="of:=LEN([.B15])" office:value-type="float" office:value="23">
            <text:p>23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9-16_21-20-39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0">
            <text:p>20</text:p>
          </table:table-cell>
          <table:table-cell table:formula="of:=LEN([.B16])" office:value-type="float" office:value="23">
            <text:p>23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17_01-45-27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:PHOTO 寝た時刻 / 2023">
            <text:p>:m :PHOTO 寝た時刻 / 2023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0">
            <text:p>20</text:p>
          </table:table-cell>
          <table:table-cell table:formula="of:=LEN([.B17])" office:value-type="float" office:value="23">
            <text:p>23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9-17_07-55-48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:PHOTO 起きた時刻 / 2023">
            <text:p>:m :PHOTO 起きた時刻 / 2023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0">
            <text:p>20</text:p>
          </table:table-cell>
          <table:table-cell table:formula="of:=LEN([.B18])" office:value-type="float" office:value="23">
            <text:p>23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9-17_07-57-23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0">
            <text:p>20</text:p>
          </table:table-cell>
          <table:table-cell table:formula="of:=LEN([.B19])" office:value-type="float" office:value="23">
            <text:p>23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7_21-08-24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0">
            <text:p>20</text:p>
          </table:table-cell>
          <table:table-cell table:formula="of:=LEN([.B20])" office:value-type="float" office:value="23">
            <text:p>23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9-17_21-08-29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0">
            <text:p>20</text:p>
          </table:table-cell>
          <table:table-cell table:formula="of:=LEN([.B21])" office:value-type="float" office:value="23">
            <text:p>23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7" office:value-type="string">
            <text:p>2023-09-18_01-24-17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:PHOTO 寝た時刻 / 2023">
            <text:p>:m :PHOTO 寝た時刻 / 2023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0">
            <text:p>20</text:p>
          </table:table-cell>
          <table:table-cell table:formula="of:=LEN([.B22])" office:value-type="float" office:value="23">
            <text:p>23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18_07-36-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:PHOTO 起きた時刻 / 2023">
            <text:p>:m :PHOTO 起きた時刻 / 2023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0">
            <text:p>20</text:p>
          </table:table-cell>
          <table:table-cell table:formula="of:=LEN([.B23])" office:value-type="float" office:value="23">
            <text:p>23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9-18_07-37-46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0">
            <text:p>20</text:p>
          </table:table-cell>
          <table:table-cell table:formula="of:=LEN([.B24])" office:value-type="float" office:value="23">
            <text:p>23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9-18_08-00-26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0">
            <text:p>20</text:p>
          </table:table-cell>
          <table:table-cell table:formula="of:=LEN([.B25])" office:value-type="float" office:value="23">
            <text:p>23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9-18_11-28-22.jpg</text:p>
          </table:table-cell>
          <table:table-cell table:style-name="ce26" office:value-type="string">
            <text:p>:m 1*3 RES / JVEMV6 64#342_ugokasu_qc_EJ_NH_MGS / 『動かして学ぶ　量子コンピュータ　プログラミング』 著者=EJ;NH;MGS,校注=~ / p.70 / w=量子テレポーテーション；演算対象ペア；,topic=量子テレポーテーション；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m 1*3 RES / JVEMV6 64#342_ugokasu_qc_EJ_NH_MGS / 『動かして学ぶ　量子コンピュータ　プログラミング』 著者=EJ;NH;MGS,校注=~ / p.70 / w=量子テレポーテーション；演算対象ペア；,topic=量子テレポーテーション；,publisher=~,other=">
            <text:p>:m 1*3 RES / JVEMV6 64#342_ugokasu_qc_EJ_NH_MGS / 『動かして学ぶ　量子コンピュータ　プログラミング』 著者=EJ;NH;MGS,校注=~ / p.70 / w=量子テレポーテーション；演算対象ペア；,topic=量子テレポーテーション；,publisher=~,other=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0">
            <text:p>20</text:p>
          </table:table-cell>
          <table:table-cell table:formula="of:=LEN([.B26])" office:value-type="float" office:value="23">
            <text:p>23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9-18_11-28-39.jpg</text:p>
          </table:table-cell>
          <table:table-cell table:style-name="ce26" office:value-type="string">
            <text:p>:m 2*3 RES / JVEMV6 64#342_ugokasu_qc_EJ_NH_MGS / 『動かして学ぶ　量子コンピュータ　プログラミング』 著者=EJ;NH;MGS,校注=~ / p.70 / w=,topic=量子テレポーテーション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2*3 RES / JVEMV6 64#342_ugokasu_qc_EJ_NH_MGS / 『動かして学ぶ　量子コンピュータ　プログラミング』 著者=EJ;NH;MGS,校注=~ / p.70 / w=,topic=量子テレポーテーション；,publisher=~,other=">
            <text:p>:m 2*3 RES / JVEMV6 64#342_ugokasu_qc_EJ_NH_MGS / 『動かして学ぶ　量子コンピュータ　プログラミング』 著者=EJ;NH;MGS,校注=~ / p.70 / w=,topic=量子テレポーテーション；,publisher=~,other=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0">
            <text:p>20</text:p>
          </table:table-cell>
          <table:table-cell table:formula="of:=LEN([.B27])" office:value-type="float" office:value="23">
            <text:p>23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9-18_11-28-57.jpg</text:p>
          </table:table-cell>
          <table:table-cell table:style-name="ce26" office:value-type="string">
            <text:p>:m 3*3 RES / JVEMV6 64#342_ugokasu_qc_EJ_NH_MGS / 『動かして学ぶ　量子コンピュータ　プログラミング』 著者=EJ;NH;MGS,校注=~ / p.70 / w=,topic=量子テレポーテーション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m 3*3 RES / JVEMV6 64#342_ugokasu_qc_EJ_NH_MGS / 『動かして学ぶ　量子コンピュータ　プログラミング』 著者=EJ;NH;MGS,校注=~ / p.70 / w=,topic=量子テレポーテーション；,publisher=~,other=">
            <text:p>:m 3*3 RES / JVEMV6 64#342_ugokasu_qc_EJ_NH_MGS / 『動かして学ぶ　量子コンピュータ　プログラミング』 著者=EJ;NH;MGS,校注=~ / p.70 / w=,topic=量子テレポーテーション；,publisher=~,other=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0">
            <text:p>20</text:p>
          </table:table-cell>
          <table:table-cell table:formula="of:=LEN([.B28])" office:value-type="float" office:value="23">
            <text:p>23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9-18_16-46-00.jpg</text:p>
          </table:table-cell>
          <table:table-cell table:style-name="ce26" office:value-type="string">
            <text:p>:m 1-2*7 RES / JVEMV6 64#332_kolesute_hama / 『コレステロールに薬はいらない！』 著者=浜六郎,校注=~ / p.12 / w=スタチン剤；,topic=~,publisher=~,other=timetable+:コレステロール値；memo+:コレステロール；memo+:スタチン剤；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0">
            <text:p>20</text:p>
          </table:table-cell>
          <table:table-cell table:formula="of:=LEN([.B29])" office:value-type="float" office:value="23">
            <text:p>23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9-18_16-46-38.jpg</text:p>
          </table:table-cell>
          <table:table-cell table:style-name="ce26" office:value-type="string">
            <text:p>:m 3*7 RES / JVEMV6 64#332_kolesute_hama / 『コレステロールに薬はいらない！』 著者=浜六郎,校注=~ / p.16 / w=スタチン剤；,topic=~,publisher=~,other=memo+:スタチン剤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m 3*7 RES / JVEMV6 64#332_kolesute_hama / 『コレステロールに薬はいらない！』 著者=浜六郎,校注=~ / p.16 / w=スタチン剤；,topic=~,publisher=~,other=memo+:スタチン剤；">
            <text:p>:m 3*7 RES / JVEMV6 64#332_kolesute_hama / 『コレステロールに薬はいらない！』 著者=浜六郎,校注=~ / p.16 / w=スタチン剤；,topic=~,publisher=~,other=memo+:スタチン剤；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0">
            <text:p>20</text:p>
          </table:table-cell>
          <table:table-cell table:formula="of:=LEN([.B30])" office:value-type="float" office:value="23">
            <text:p>23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9-18_16-46-57.jpg</text:p>
          </table:table-cell>
          <table:table-cell table:style-name="ce26" office:value-type="string">
            <text:p>:m 4*7 RES / JVEMV6 64#332_kolesute_hama / 『コレステロールに薬はいらない！』 著者=浜六郎,校注=~ / p.20 / w=メバロチン；健康診断個人結果表；,topic=~,publisher=~,other=memo+:コレステロール：働き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m 4*7 RES / JVEMV6 64#332_kolesute_hama / 『コレステロールに薬はいらない！』 著者=浜六郎,校注=~ / p.20 / w=メバロチン；健康診断個人結果表；,topic=~,publisher=~,other=memo+:コレステロール：働き；">
            <text:p>:m 4*7 RES / JVEMV6 64#332_kolesute_hama / 『コレステロールに薬はいらない！』 著者=浜六郎,校注=~ / p.20 / w=メバロチン；健康診断個人結果表；,topic=~,publisher=~,other=memo+:コレステロール：働き；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0">
            <text:p>20</text:p>
          </table:table-cell>
          <table:table-cell table:formula="of:=LEN([.B31])" office:value-type="float" office:value="23">
            <text:p>23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9-18_16-47-31.jpg</text:p>
          </table:table-cell>
          <table:table-cell table:style-name="ce26" office:value-type="string">
            <text:p>:m 5*7 RES / JVEMV6 64#332_kolesute_hama / 『コレステロールに薬はいらない！』 著者=浜六郎,校注=~ / p.26 / w=；,topic=~,publisher=~,other=memo+:コレステロール：低下剤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:m 5*7 RES / JVEMV6 64#332_kolesute_hama / 『コレステロールに薬はいらない！』 著者=浜六郎,校注=~ / p.26 / w=；,topic=~,publisher=~,other=memo+:コレステロール：低下剤；">
            <text:p>:m 5*7 RES / JVEMV6 64#332_kolesute_hama / 『コレステロールに薬はいらない！』 著者=浜六郎,校注=~ / p.26 / w=；,topic=~,publisher=~,other=memo+:コレステロール：低下剤；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0">
            <text:p>20</text:p>
          </table:table-cell>
          <table:table-cell table:formula="of:=LEN([.B32])" office:value-type="float" office:value="23">
            <text:p>23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9-18_16-47-51.jpg</text:p>
          </table:table-cell>
          <table:table-cell table:style-name="ce26" office:value-type="string">
            <text:p>:m 6*7 RES / JVEMV6 64#332_kolesute_hama / 『コレステロールに薬はいらない！』 著者=浜六郎,校注=~ / p.26 / w=J-LIT；,topic=~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string" office:string-value=":m 6*7 RES / JVEMV6 64#332_kolesute_hama / 『コレステロールに薬はいらない！』 著者=浜六郎,校注=~ / p.26 / w=J-LIT；,topic=~,publisher=~,other=">
            <text:p>:m 6*7 RES / JVEMV6 64#332_kolesute_hama / 『コレステロールに薬はいらない！』 著者=浜六郎,校注=~ / p.26 / w=J-LIT；,topic=~,publisher=~,other=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0">
            <text:p>20</text:p>
          </table:table-cell>
          <table:table-cell table:formula="of:=LEN([.B33])" office:value-type="float" office:value="23">
            <text:p>23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9-18_16-48-10.jpg</text:p>
          </table:table-cell>
          <table:table-cell table:style-name="ce26" office:value-type="string">
            <text:p>:m 7*7 RES / JVEMV6 64#332_kolesute_hama / 『コレステロールに薬はいらない！』 著者=浜六郎,校注=~ / p.26 / w=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m 7*7 RES / JVEMV6 64#332_kolesute_hama / 『コレステロールに薬はいらない！』 著者=浜六郎,校注=~ / p.26 / w=,topic=~,publisher=~,other=~">
            <text:p>:m 7*7 RES / JVEMV6 64#332_kolesute_hama / 『コレステロールに薬はいらない！』 著者=浜六郎,校注=~ / p.26 / w=,topic=~,publisher=~,other=~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0">
            <text:p>20</text:p>
          </table:table-cell>
          <table:table-cell table:formula="of:=LEN([.B34])" office:value-type="float" office:value="23">
            <text:p>23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8_21-04-25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47" table:formula="of:=FIND(&quot;.&quot;;[.B35];1)" office:value-type="float" office:value="20">
            <text:p>20</text:p>
          </table:table-cell>
          <table:table-cell table:formula="of:=LEN([.B35])" office:value-type="float" office:value="23">
            <text:p>23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9-18_21-04-38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string" office:string-value=":m 食べた物 ">
            <text:p>:m 食べた物 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47" table:formula="of:=FIND(&quot;.&quot;;[.B36];1)" office:value-type="float" office:value="20">
            <text:p>20</text:p>
          </table:table-cell>
          <table:table-cell table:formula="of:=LEN([.B36])" office:value-type="float" office:value="23">
            <text:p>23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9-19_02-20-38.jpg</text:p>
          </table:table-cell>
          <table:table-cell table:style-name="ce26" office:value-type="string">
            <text:p>:m :PHOTO 寝た時刻 / 2021 / other=この時刻以前に、うたた寝。この時刻にふと目覚めて、寝直した。初めのうたた寝=１時前ぐらい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string" office:string-value=":m :PHOTO 寝た時刻 / 2021 / other=この時刻以前に、うたた寝。この時刻にふと目覚めて、寝直した。初めのうたた寝=１時前ぐらいか">
            <text:p>:m :PHOTO 寝た時刻 / 2021 / other=この時刻以前に、うたた寝。この時刻にふと目覚めて、寝直した。初めのうたた寝=１時前ぐらいか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47" table:formula="of:=FIND(&quot;.&quot;;[.B37];1)" office:value-type="float" office:value="20">
            <text:p>20</text:p>
          </table:table-cell>
          <table:table-cell table:formula="of:=LEN([.B37])" office:value-type="float" office:value="23">
            <text:p>23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19_07-49-49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47" table:formula="of:=FIND(&quot;.&quot;;[.B38];1)" office:value-type="float" office:value="20">
            <text:p>20</text:p>
          </table:table-cell>
          <table:table-cell table:formula="of:=LEN([.B38])" office:value-type="float" office:value="23">
            <text:p>23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9-19_07-50-14.jpg</text:p>
          </table:table-cell>
          <table:table-cell table:style-name="ce26" office:value-type="string">
            <text:p>:m :PHOTO 起きた時刻 / 2023 / other=実際の時刻：１０分ぐらい前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string" office:string-value=":m :PHOTO 起きた時刻 / 2023 / other=実際の時刻：１０分ぐらい前">
            <text:p>:m :PHOTO 起きた時刻 / 2023 / other=実際の時刻：１０分ぐらい前</text:p>
          </table:table-cell>
          <table:table-cell table:style-name="ce10" table:formula="of:=RIGHT([.B39];[.K39])" office:value-type="string" office:string-value="jpg">
            <text:p>jpg</text:p>
          </table:table-cell>
          <table:table-cell table:style-name="ce47" table:formula="of:=FIND(&quot;.&quot;;[.B39];1)" office:value-type="float" office:value="20">
            <text:p>20</text:p>
          </table:table-cell>
          <table:table-cell table:formula="of:=LEN([.B39])" office:value-type="float" office:value="23">
            <text:p>23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9-19_12-48-54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0];[.K40])" office:value-type="string" office:string-value="jpg">
            <text:p>jpg</text:p>
          </table:table-cell>
          <table:table-cell table:style-name="ce47" table:formula="of:=FIND(&quot;.&quot;;[.B40];1)" office:value-type="float" office:value="20">
            <text:p>20</text:p>
          </table:table-cell>
          <table:table-cell table:formula="of:=LEN([.B40])" office:value-type="float" office:value="23">
            <text:p>23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9-19_14-03-32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1];[.K41])" office:value-type="string" office:string-value="jpg">
            <text:p>jpg</text:p>
          </table:table-cell>
          <table:table-cell table:style-name="ce47" table:formula="of:=FIND(&quot;.&quot;;[.B41];1)" office:value-type="float" office:value="20">
            <text:p>20</text:p>
          </table:table-cell>
          <table:table-cell table:formula="of:=LEN([.B41])" office:value-type="float" office:value="23">
            <text:p>23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19_14-04-42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2];[.K42])" office:value-type="string" office:string-value="jpg">
            <text:p>jpg</text:p>
          </table:table-cell>
          <table:table-cell table:style-name="ce47" table:formula="of:=FIND(&quot;.&quot;;[.B42];1)" office:value-type="float" office:value="20">
            <text:p>20</text:p>
          </table:table-cell>
          <table:table-cell table:formula="of:=LEN([.B42])" office:value-type="float" office:value="23">
            <text:p>23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9-19_14-05-14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3];[.K43])" office:value-type="string" office:string-value="jpg">
            <text:p>jpg</text:p>
          </table:table-cell>
          <table:table-cell table:style-name="ce47" table:formula="of:=FIND(&quot;.&quot;;[.B43];1)" office:value-type="float" office:value="20">
            <text:p>20</text:p>
          </table:table-cell>
          <table:table-cell table:formula="of:=LEN([.B43])" office:value-type="float" office:value="23">
            <text:p>23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19_14-05-22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4];[.K44])" office:value-type="string" office:string-value="jpg">
            <text:p>jpg</text:p>
          </table:table-cell>
          <table:table-cell table:style-name="ce47" table:formula="of:=FIND(&quot;.&quot;;[.B44];1)" office:value-type="float" office:value="20">
            <text:p>20</text:p>
          </table:table-cell>
          <table:table-cell table:formula="of:=LEN([.B44])" office:value-type="float" office:value="23">
            <text:p>23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9-19_14-09-56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5];[.K45])" office:value-type="string" office:string-value="jpg">
            <text:p>jpg</text:p>
          </table:table-cell>
          <table:table-cell table:style-name="ce47" table:formula="of:=FIND(&quot;.&quot;;[.B45];1)" office:value-type="float" office:value="20">
            <text:p>20</text:p>
          </table:table-cell>
          <table:table-cell table:formula="of:=LEN([.B45])" office:value-type="float" office:value="23">
            <text:p>23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9-19_14-10-00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6];[.K46])" office:value-type="string" office:string-value="jpg">
            <text:p>jpg</text:p>
          </table:table-cell>
          <table:table-cell table:style-name="ce47" table:formula="of:=FIND(&quot;.&quot;;[.B46];1)" office:value-type="float" office:value="20">
            <text:p>20</text:p>
          </table:table-cell>
          <table:table-cell table:formula="of:=LEN([.B46])" office:value-type="float" office:value="23">
            <text:p>23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0" office:value-type="string">
            <text:p>2023-09-19_14-10-04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7];[.K47])" office:value-type="string" office:string-value="jpg">
            <text:p>jpg</text:p>
          </table:table-cell>
          <table:table-cell table:style-name="ce47" table:formula="of:=FIND(&quot;.&quot;;[.B47];1)" office:value-type="float" office:value="20">
            <text:p>20</text:p>
          </table:table-cell>
          <table:table-cell table:formula="of:=LEN([.B47])" office:value-type="float" office:value="23">
            <text:p>23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9-19_14-10-08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8];[.K48])" office:value-type="string" office:string-value="jpg">
            <text:p>jpg</text:p>
          </table:table-cell>
          <table:table-cell table:style-name="ce47" table:formula="of:=FIND(&quot;.&quot;;[.B48];1)" office:value-type="float" office:value="20">
            <text:p>20</text:p>
          </table:table-cell>
          <table:table-cell table:formula="of:=LEN([.B48])" office:value-type="float" office:value="23">
            <text:p>23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8" office:value-type="string">
            <text:p>2023-09-19_14-12-34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49];[.K49])" office:value-type="string" office:string-value="jpg">
            <text:p>jpg</text:p>
          </table:table-cell>
          <table:table-cell table:style-name="ce47" table:formula="of:=FIND(&quot;.&quot;;[.B49];1)" office:value-type="float" office:value="20">
            <text:p>20</text:p>
          </table:table-cell>
          <table:table-cell table:formula="of:=LEN([.B49])" office:value-type="float" office:value="23">
            <text:p>23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8" office:value-type="string">
            <text:p>2023-09-19_14-12-38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50];[.K50])" office:value-type="string" office:string-value="jpg">
            <text:p>jpg</text:p>
          </table:table-cell>
          <table:table-cell table:style-name="ce47" table:formula="of:=FIND(&quot;.&quot;;[.B50];1)" office:value-type="float" office:value="20">
            <text:p>20</text:p>
          </table:table-cell>
          <table:table-cell table:formula="of:=LEN([.B50])" office:value-type="float" office:value="23">
            <text:p>23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9-19_14-12-42.jpg</text:p>
          </table:table-cell>
          <table:table-cell table:style-name="ce27" office:value-type="string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string" office:string-value=":PHOTO 記録 / subject=資料 / content=バス、電車。時刻表。府中駅。府中墓地。教会。おばあちゃん。 for=バス：府中墓地,other=お墓参り。府中墓地。カトリック墓地。">
            <text:p>:PHOTO 記録 / subject=資料 / content=バス、電車。時刻表。府中駅。府中墓地。教会。おばあちゃん。 for=バス：府中墓地,other=お墓参り。府中墓地。カトリック墓地。</text:p>
          </table:table-cell>
          <table:table-cell table:style-name="ce10" table:formula="of:=RIGHT([.B51];[.K51])" office:value-type="string" office:string-value="jpg">
            <text:p>jpg</text:p>
          </table:table-cell>
          <table:table-cell table:style-name="ce47" table:formula="of:=FIND(&quot;.&quot;;[.B51];1)" office:value-type="float" office:value="20">
            <text:p>20</text:p>
          </table:table-cell>
          <table:table-cell table:formula="of:=LEN([.B51])" office:value-type="float" office:value="23">
            <text:p>23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9-19_16-01-18.jpg</text:p>
          </table:table-cell>
          <table:table-cell table:style-name="ce27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string" office:string-value="-*">
            <text:p>-*</text:p>
          </table:table-cell>
          <table:table-cell table:style-name="ce10" table:formula="of:=RIGHT([.B52];[.K52])" office:value-type="string" office:string-value="jpg">
            <text:p>jpg</text:p>
          </table:table-cell>
          <table:table-cell table:style-name="ce47" table:formula="of:=FIND(&quot;.&quot;;[.B52];1)" office:value-type="float" office:value="20">
            <text:p>20</text:p>
          </table:table-cell>
          <table:table-cell table:formula="of:=LEN([.B52])" office:value-type="float" office:value="23">
            <text:p>23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9_21-27-58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string" office:string-value=":m 食べた物 ">
            <text:p>:m 食べた物 </text:p>
          </table:table-cell>
          <table:table-cell table:style-name="ce10" table:formula="of:=RIGHT([.B53];[.K53])" office:value-type="string" office:string-value="jpg">
            <text:p>jpg</text:p>
          </table:table-cell>
          <table:table-cell table:style-name="ce47" table:formula="of:=FIND(&quot;.&quot;;[.B53];1)" office:value-type="float" office:value="20">
            <text:p>20</text:p>
          </table:table-cell>
          <table:table-cell table:formula="of:=LEN([.B53])" office:value-type="float" office:value="23">
            <text:p>23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9-20_07-53-42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string" office:string-value=":m :PHOTO 起きた時刻 / 2023">
            <text:p>:m :PHOTO 起きた時刻 / 2023</text:p>
          </table:table-cell>
          <table:table-cell table:style-name="ce10" table:formula="of:=RIGHT([.B54];[.K54])" office:value-type="string" office:string-value="jpg">
            <text:p>jpg</text:p>
          </table:table-cell>
          <table:table-cell table:style-name="ce47" table:formula="of:=FIND(&quot;.&quot;;[.B54];1)" office:value-type="float" office:value="20">
            <text:p>20</text:p>
          </table:table-cell>
          <table:table-cell table:formula="of:=LEN([.B54])" office:value-type="float" office:value="23">
            <text:p>23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20_07-55-36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5];[.K55])" office:value-type="string" office:string-value="jpg">
            <text:p>jpg</text:p>
          </table:table-cell>
          <table:table-cell table:style-name="ce47" table:formula="of:=FIND(&quot;.&quot;;[.B55];1)" office:value-type="float" office:value="20">
            <text:p>20</text:p>
          </table:table-cell>
          <table:table-cell table:formula="of:=LEN([.B55])" office:value-type="float" office:value="23">
            <text:p>23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9-20_09-44-29.jpg</text:p>
          </table:table-cell>
          <table:table-cell table:style-name="ce27" office:value-type="string">
            <text:p>:PHOTO 記録 / PC画面 / subject=三井住友銀行。口座開設。新規。(t-id=ENQQ) / content=スマホのアプリ。口座を開設しようとする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string" office:string-value="jpg">
            <text:p>jpg</text:p>
          </table:table-cell>
          <table:table-cell table:style-name="ce47" table:formula="of:=FIND(&quot;.&quot;;[.B56];1)" office:value-type="float" office:value="20">
            <text:p>20</text:p>
          </table:table-cell>
          <table:table-cell table:formula="of:=LEN([.B56])" office:value-type="float" office:value="23">
            <text:p>23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9-20_09-44-33.jpg</text:p>
          </table:table-cell>
          <table:table-cell table:style-name="ce27" office:value-type="string">
            <text:p>:PHOTO 記録 / PC画面 / subject=三井住友銀行。口座開設。新規。(t-id=ENQQ) / content=スマホのアプリ。口座を開設しようとする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string" office:string-value=":PHOTO 記録 / PC画面 / subject=三井住友銀行。口座開設。新規。(t-id=ENQQ) / content=スマホのアプリ。口座を開設しようとする, other=">
            <text:p>:PHOTO 記録 / PC画面 / subject=三井住友銀行。口座開設。新規。(t-id=ENQQ) / content=スマホのアプリ。口座を開設しようとする, other=</text:p>
          </table:table-cell>
          <table:table-cell table:style-name="ce10" table:formula="of:=RIGHT([.B57];[.K57])" office:value-type="string" office:string-value="jpg">
            <text:p>jpg</text:p>
          </table:table-cell>
          <table:table-cell table:style-name="ce47" table:formula="of:=FIND(&quot;.&quot;;[.B57];1)" office:value-type="float" office:value="20">
            <text:p>20</text:p>
          </table:table-cell>
          <table:table-cell table:formula="of:=LEN([.B57])" office:value-type="float" office:value="23">
            <text:p>23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9-20_12-10-46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8];[.K58])" office:value-type="string" office:string-value="jpg">
            <text:p>jpg</text:p>
          </table:table-cell>
          <table:table-cell table:style-name="ce47" table:formula="of:=FIND(&quot;.&quot;;[.B58];1)" office:value-type="float" office:value="20">
            <text:p>20</text:p>
          </table:table-cell>
          <table:table-cell table:formula="of:=LEN([.B58])" office:value-type="float" office:value="23">
            <text:p>23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9-20_14-53-19.jpg</text:p>
          </table:table-cell>
          <table:table-cell table:style-name="ce26" office:value-type="string">
            <text:p>:m 1*7 RES / JVEMV6 64#344_3_new_robotics_chp_3 / 『新しいロボット工学』 著者=増田、小金澤、甲斐、共著,校注=~ / p.32 / w=~,topic=回転行列；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string" office:string-value=":m 1*7 RES / JVEMV6 64#344_3_new_robotics_chp_3 / 『新しいロボット工学』 著者=増田、小金澤、甲斐、共著,校注=~ / p.32 / w=~,topic=回転行列；,publisher=~,other=~">
            <text:p>:m 1*7 RES / JVEMV6 64#344_3_new_robotics_chp_3 / 『新しいロボット工学』 著者=増田、小金澤、甲斐、共著,校注=~ / p.32 / w=~,topic=回転行列；,publisher=~,other=~</text:p>
          </table:table-cell>
          <table:table-cell table:style-name="ce10" table:formula="of:=RIGHT([.B59];[.K59])" office:value-type="string" office:string-value="jpg">
            <text:p>jpg</text:p>
          </table:table-cell>
          <table:table-cell table:style-name="ce47" table:formula="of:=FIND(&quot;.&quot;;[.B59];1)" office:value-type="float" office:value="20">
            <text:p>20</text:p>
          </table:table-cell>
          <table:table-cell table:formula="of:=LEN([.B59])" office:value-type="float" office:value="23">
            <text:p>23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20_14-53-52.jpg</text:p>
          </table:table-cell>
          <table:table-cell table:style-name="ce26" office:value-type="string">
            <text:p>:m 2*7 RES / JVEMV6 64#344_3_new_robotics_chp_3 / 『新しいロボット工学』 著者=増田、小金澤、甲斐、共著,校注=~ / p.32 / w=~,topic=回転行列；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string" office:string-value=":m 2*7 RES / JVEMV6 64#344_3_new_robotics_chp_3 / 『新しいロボット工学』 著者=増田、小金澤、甲斐、共著,校注=~ / p.32 / w=~,topic=回転行列；,publisher=~,other=~">
            <text:p>:m 2*7 RES / JVEMV6 64#344_3_new_robotics_chp_3 / 『新しいロボット工学』 著者=増田、小金澤、甲斐、共著,校注=~ / p.32 / w=~,topic=回転行列；,publisher=~,other=~</text:p>
          </table:table-cell>
          <table:table-cell table:style-name="ce10" table:formula="of:=RIGHT([.B60];[.K60])" office:value-type="string" office:string-value="jpg">
            <text:p>jpg</text:p>
          </table:table-cell>
          <table:table-cell table:style-name="ce47" table:formula="of:=FIND(&quot;.&quot;;[.B60];1)" office:value-type="float" office:value="20">
            <text:p>20</text:p>
          </table:table-cell>
          <table:table-cell table:formula="of:=LEN([.B60])" office:value-type="float" office:value="23">
            <text:p>23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9-20_14-54-07.jpg</text:p>
          </table:table-cell>
          <table:table-cell table:style-name="ce26" office:value-type="string">
            <text:p>:m 3*7 RES / JVEMV6 64#344_3_new_robotics_chp_3 / 『新しいロボット工学』 著者=増田、小金澤、甲斐、共著,校注=~ / p.32 / w=~,topic=回転行列；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string" office:string-value=":m 3*7 RES / JVEMV6 64#344_3_new_robotics_chp_3 / 『新しいロボット工学』 著者=増田、小金澤、甲斐、共著,校注=~ / p.32 / w=~,topic=回転行列；,publisher=~,other=~">
            <text:p>:m 3*7 RES / JVEMV6 64#344_3_new_robotics_chp_3 / 『新しいロボット工学』 著者=増田、小金澤、甲斐、共著,校注=~ / p.32 / w=~,topic=回転行列；,publisher=~,other=~</text:p>
          </table:table-cell>
          <table:table-cell table:style-name="ce10" table:formula="of:=RIGHT([.B61];[.K61])" office:value-type="string" office:string-value="jpg">
            <text:p>jpg</text:p>
          </table:table-cell>
          <table:table-cell table:style-name="ce47" table:formula="of:=FIND(&quot;.&quot;;[.B61];1)" office:value-type="float" office:value="20">
            <text:p>20</text:p>
          </table:table-cell>
          <table:table-cell table:formula="of:=LEN([.B61])" office:value-type="float" office:value="23">
            <text:p>23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20_14-54-21.jpg</text:p>
          </table:table-cell>
          <table:table-cell table:style-name="ce26" office:value-type="string">
            <text:p>:m 4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string" office:string-value=":m 4*7 RES / JVEMV6 64#344_3_new_robotics_chp_3 / 『新しいロボット工学』 著者=増田、小金澤、甲斐、共著,校注=~ / p.32 / w=~,topic=回転行列；,publisher=~,other=q+:列を入れ替える行列；">
            <text:p>:m 4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10" table:formula="of:=RIGHT([.B62];[.K62])" office:value-type="string" office:string-value="jpg">
            <text:p>jpg</text:p>
          </table:table-cell>
          <table:table-cell table:style-name="ce47" table:formula="of:=FIND(&quot;.&quot;;[.B62];1)" office:value-type="float" office:value="20">
            <text:p>20</text:p>
          </table:table-cell>
          <table:table-cell table:formula="of:=LEN([.B62])" office:value-type="float" office:value="23">
            <text:p>23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9-20_14-54-41.jpg</text:p>
          </table:table-cell>
          <table:table-cell table:style-name="ce26" office:value-type="string">
            <text:p>:m 5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string" office:string-value=":m 5*7 RES / JVEMV6 64#344_3_new_robotics_chp_3 / 『新しいロボット工学』 著者=増田、小金澤、甲斐、共著,校注=~ / p.32 / w=~,topic=回転行列；,publisher=~,other=q+:列を入れ替える行列；">
            <text:p>:m 5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10" table:formula="of:=RIGHT([.B63];[.K63])" office:value-type="string" office:string-value="jpg">
            <text:p>jpg</text:p>
          </table:table-cell>
          <table:table-cell table:style-name="ce47" table:formula="of:=FIND(&quot;.&quot;;[.B63];1)" office:value-type="float" office:value="20">
            <text:p>20</text:p>
          </table:table-cell>
          <table:table-cell table:formula="of:=LEN([.B63])" office:value-type="float" office:value="23">
            <text:p>23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9-20_14-54-55.jpg</text:p>
          </table:table-cell>
          <table:table-cell table:style-name="ce26" office:value-type="string">
            <text:p>:m 6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string" office:string-value=":m 6*7 RES / JVEMV6 64#344_3_new_robotics_chp_3 / 『新しいロボット工学』 著者=増田、小金澤、甲斐、共著,校注=~ / p.32 / w=~,topic=回転行列；,publisher=~,other=q+:列を入れ替える行列；">
            <text:p>:m 6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10" table:formula="of:=RIGHT([.B64];[.K64])" office:value-type="string" office:string-value="jpg">
            <text:p>jpg</text:p>
          </table:table-cell>
          <table:table-cell table:style-name="ce47" table:formula="of:=FIND(&quot;.&quot;;[.B64];1)" office:value-type="float" office:value="20">
            <text:p>20</text:p>
          </table:table-cell>
          <table:table-cell table:formula="of:=LEN([.B64])" office:value-type="float" office:value="23">
            <text:p>23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9-20_14-55-10.jpg</text:p>
          </table:table-cell>
          <table:table-cell table:style-name="ce26" office:value-type="string">
            <text:p>:m 7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string" office:string-value=":m 7*7 RES / JVEMV6 64#344_3_new_robotics_chp_3 / 『新しいロボット工学』 著者=増田、小金澤、甲斐、共著,校注=~ / p.32 / w=~,topic=回転行列；,publisher=~,other=q+:列を入れ替える行列；">
            <text:p>:m 7*7 RES / JVEMV6 64#344_3_new_robotics_chp_3 / 『新しいロボット工学』 著者=増田、小金澤、甲斐、共著,校注=~ / p.32 / w=~,topic=回転行列；,publisher=~,other=q+:列を入れ替える行列；</text:p>
          </table:table-cell>
          <table:table-cell table:style-name="ce10" table:formula="of:=RIGHT([.B65];[.K65])" office:value-type="string" office:string-value="jpg">
            <text:p>jpg</text:p>
          </table:table-cell>
          <table:table-cell table:style-name="ce47" table:formula="of:=FIND(&quot;.&quot;;[.B65];1)" office:value-type="float" office:value="20">
            <text:p>20</text:p>
          </table:table-cell>
          <table:table-cell table:formula="of:=LEN([.B65])" office:value-type="float" office:value="23">
            <text:p>23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20_09-45-03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66];[.K66])" office:value-type="string" office:string-value="jpg">
            <text:p>jpg</text:p>
          </table:table-cell>
          <table:table-cell table:style-name="ce47" table:formula="of:=FIND(&quot;.&quot;;[.B66];1)" office:value-type="float" office:value="20">
            <text:p>20</text:p>
          </table:table-cell>
          <table:table-cell table:formula="of:=LEN([.B66])" office:value-type="float" office:value="23">
            <text:p>23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9-20_09-45-0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67];[.K67])" office:value-type="string" office:string-value="jpg">
            <text:p>jpg</text:p>
          </table:table-cell>
          <table:table-cell table:style-name="ce47" table:formula="of:=FIND(&quot;.&quot;;[.B67];1)" office:value-type="float" office:value="20">
            <text:p>20</text:p>
          </table:table-cell>
          <table:table-cell table:formula="of:=LEN([.B67])" office:value-type="float" office:value="23">
            <text:p>23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9-20_09-47-3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68];[.K68])" office:value-type="string" office:string-value="jpg">
            <text:p>jpg</text:p>
          </table:table-cell>
          <table:table-cell table:style-name="ce47" table:formula="of:=FIND(&quot;.&quot;;[.B68];1)" office:value-type="float" office:value="20">
            <text:p>20</text:p>
          </table:table-cell>
          <table:table-cell table:formula="of:=LEN([.B68])" office:value-type="float" office:value="23">
            <text:p>23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20_09-49-11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69];[.K69])" office:value-type="string" office:string-value="jpg">
            <text:p>jpg</text:p>
          </table:table-cell>
          <table:table-cell table:style-name="ce47" table:formula="of:=FIND(&quot;.&quot;;[.B69];1)" office:value-type="float" office:value="20">
            <text:p>20</text:p>
          </table:table-cell>
          <table:table-cell table:formula="of:=LEN([.B69])" office:value-type="float" office:value="23">
            <text:p>23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9-20_09-49-14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0];[.K70])" office:value-type="string" office:string-value="jpg">
            <text:p>jpg</text:p>
          </table:table-cell>
          <table:table-cell table:style-name="ce47" table:formula="of:=FIND(&quot;.&quot;;[.B70];1)" office:value-type="float" office:value="20">
            <text:p>20</text:p>
          </table:table-cell>
          <table:table-cell table:formula="of:=LEN([.B70])" office:value-type="float" office:value="23">
            <text:p>23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9-20_09-49-20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1];[.K71])" office:value-type="string" office:string-value="jpg">
            <text:p>jpg</text:p>
          </table:table-cell>
          <table:table-cell table:style-name="ce47" table:formula="of:=FIND(&quot;.&quot;;[.B71];1)" office:value-type="float" office:value="20">
            <text:p>20</text:p>
          </table:table-cell>
          <table:table-cell table:formula="of:=LEN([.B71])" office:value-type="float" office:value="23">
            <text:p>23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9-20_09-49-24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2];[.K72])" office:value-type="string" office:string-value="jpg">
            <text:p>jpg</text:p>
          </table:table-cell>
          <table:table-cell table:style-name="ce47" table:formula="of:=FIND(&quot;.&quot;;[.B72];1)" office:value-type="float" office:value="20">
            <text:p>20</text:p>
          </table:table-cell>
          <table:table-cell table:formula="of:=LEN([.B72])" office:value-type="float" office:value="23">
            <text:p>23</text:p>
          </table:table-cell>
          <table:table-cell table:formula="of:=[.J72]-[.I7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20_09-49-3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3];[.K73])" office:value-type="string" office:string-value="jpg">
            <text:p>jpg</text:p>
          </table:table-cell>
          <table:table-cell table:style-name="ce47" table:formula="of:=FIND(&quot;.&quot;;[.B73];1)" office:value-type="float" office:value="20">
            <text:p>20</text:p>
          </table:table-cell>
          <table:table-cell table:formula="of:=LEN([.B73])" office:value-type="float" office:value="23">
            <text:p>23</text:p>
          </table:table-cell>
          <table:table-cell table:formula="of:=[.J73]-[.I7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9-20_09-49-4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4];[.K74])" office:value-type="string" office:string-value="jpg">
            <text:p>jpg</text:p>
          </table:table-cell>
          <table:table-cell table:style-name="ce47" table:formula="of:=FIND(&quot;.&quot;;[.B74];1)" office:value-type="float" office:value="20">
            <text:p>20</text:p>
          </table:table-cell>
          <table:table-cell table:formula="of:=LEN([.B74])" office:value-type="float" office:value="23">
            <text:p>23</text:p>
          </table:table-cell>
          <table:table-cell table:formula="of:=[.J74]-[.I7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20_09-49-51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5];[.K75])" office:value-type="string" office:string-value="jpg">
            <text:p>jpg</text:p>
          </table:table-cell>
          <table:table-cell table:style-name="ce47" table:formula="of:=FIND(&quot;.&quot;;[.B75];1)" office:value-type="float" office:value="20">
            <text:p>20</text:p>
          </table:table-cell>
          <table:table-cell table:formula="of:=LEN([.B75])" office:value-type="float" office:value="23">
            <text:p>23</text:p>
          </table:table-cell>
          <table:table-cell table:formula="of:=[.J75]-[.I7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3-09-20_09-49-54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6];[.K76])" office:value-type="string" office:string-value="jpg">
            <text:p>jpg</text:p>
          </table:table-cell>
          <table:table-cell table:style-name="ce47" table:formula="of:=FIND(&quot;.&quot;;[.B76];1)" office:value-type="float" office:value="20">
            <text:p>20</text:p>
          </table:table-cell>
          <table:table-cell table:formula="of:=LEN([.B76])" office:value-type="float" office:value="23">
            <text:p>23</text:p>
          </table:table-cell>
          <table:table-cell table:formula="of:=[.J76]-[.I7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9-20_09-56-2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7];[.K77])" office:value-type="string" office:string-value="jpg">
            <text:p>jpg</text:p>
          </table:table-cell>
          <table:table-cell table:style-name="ce47" table:formula="of:=FIND(&quot;.&quot;;[.B77];1)" office:value-type="float" office:value="20">
            <text:p>20</text:p>
          </table:table-cell>
          <table:table-cell table:formula="of:=LEN([.B77])" office:value-type="float" office:value="23">
            <text:p>23</text:p>
          </table:table-cell>
          <table:table-cell table:formula="of:=[.J77]-[.I7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9-20_09-57-0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8];[.K78])" office:value-type="string" office:string-value="jpg">
            <text:p>jpg</text:p>
          </table:table-cell>
          <table:table-cell table:style-name="ce47" table:formula="of:=FIND(&quot;.&quot;;[.B78];1)" office:value-type="float" office:value="20">
            <text:p>20</text:p>
          </table:table-cell>
          <table:table-cell table:formula="of:=LEN([.B78])" office:value-type="float" office:value="23">
            <text:p>23</text:p>
          </table:table-cell>
          <table:table-cell table:formula="of:=[.J78]-[.I7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9-20_09-57-3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79];[.K79])" office:value-type="string" office:string-value="jpg">
            <text:p>jpg</text:p>
          </table:table-cell>
          <table:table-cell table:style-name="ce47" table:formula="of:=FIND(&quot;.&quot;;[.B79];1)" office:value-type="float" office:value="20">
            <text:p>20</text:p>
          </table:table-cell>
          <table:table-cell table:formula="of:=LEN([.B79])" office:value-type="float" office:value="23">
            <text:p>23</text:p>
          </table:table-cell>
          <table:table-cell table:formula="of:=[.J79]-[.I7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9-20_09-58-03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80];[.K80])" office:value-type="string" office:string-value="jpg">
            <text:p>jpg</text:p>
          </table:table-cell>
          <table:table-cell table:style-name="ce47" table:formula="of:=FIND(&quot;.&quot;;[.B80];1)" office:value-type="float" office:value="20">
            <text:p>20</text:p>
          </table:table-cell>
          <table:table-cell table:formula="of:=LEN([.B80])" office:value-type="float" office:value="23">
            <text:p>23</text:p>
          </table:table-cell>
          <table:table-cell table:formula="of:=[.J80]-[.I8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9" office:value-type="string">
            <text:p>2023-09-20_10-02-4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81];[.K81])" office:value-type="string" office:string-value="jpg">
            <text:p>jpg</text:p>
          </table:table-cell>
          <table:table-cell table:style-name="ce47" table:formula="of:=FIND(&quot;.&quot;;[.B81];1)" office:value-type="float" office:value="20">
            <text:p>20</text:p>
          </table:table-cell>
          <table:table-cell table:formula="of:=LEN([.B81])" office:value-type="float" office:value="23">
            <text:p>23</text:p>
          </table:table-cell>
          <table:table-cell table:formula="of:=[.J81]-[.I8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9-20_10-03-09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82];[.K82])" office:value-type="string" office:string-value="jpg">
            <text:p>jpg</text:p>
          </table:table-cell>
          <table:table-cell table:style-name="ce47" table:formula="of:=FIND(&quot;.&quot;;[.B82];1)" office:value-type="float" office:value="20">
            <text:p>20</text:p>
          </table:table-cell>
          <table:table-cell table:formula="of:=LEN([.B82])" office:value-type="float" office:value="23">
            <text:p>23</text:p>
          </table:table-cell>
          <table:table-cell table:formula="of:=[.J82]-[.I8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2023-09-20_10-03-1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string" office:string-value="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10" table:formula="of:=RIGHT([.B83];[.K83])" office:value-type="string" office:string-value="jpg">
            <text:p>jpg</text:p>
          </table:table-cell>
          <table:table-cell table:style-name="ce47" table:formula="of:=FIND(&quot;.&quot;;[.B83];1)" office:value-type="float" office:value="20">
            <text:p>20</text:p>
          </table:table-cell>
          <table:table-cell table:formula="of:=LEN([.B83])" office:value-type="float" office:value="23">
            <text:p>23</text:p>
          </table:table-cell>
          <table:table-cell table:formula="of:=[.J83]-[.I8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0" office:value-type="string">
            <text:p>2023-09-20_10-04-17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string" office:string-value="jpg">
            <text:p>jpg</text:p>
          </table:table-cell>
          <table:table-cell table:style-name="ce47" table:formula="of:=FIND(&quot;.&quot;;[.B84];1)" office:value-type="float" office:value="20">
            <text:p>20</text:p>
          </table:table-cell>
          <table:table-cell table:formula="of:=LEN([.B84])" office:value-type="float" office:value="23">
            <text:p>23</text:p>
          </table:table-cell>
          <table:table-cell table:formula="of:=[.J84]-[.I8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0" office:value-type="string">
            <text:p>2023-09-20_10-04-5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string" office:string-value="jpg">
            <text:p>jpg</text:p>
          </table:table-cell>
          <table:table-cell table:style-name="ce47" table:formula="of:=FIND(&quot;.&quot;;[.B85];1)" office:value-type="float" office:value="20">
            <text:p>20</text:p>
          </table:table-cell>
          <table:table-cell table:formula="of:=LEN([.B85])" office:value-type="float" office:value="23">
            <text:p>23</text:p>
          </table:table-cell>
          <table:table-cell table:formula="of:=[.J85]-[.I8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0" office:value-type="string">
            <text:p>2023-09-20_10-05-02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6];[.K86])" office:value-type="string" office:string-value="jpg">
            <text:p>jpg</text:p>
          </table:table-cell>
          <table:table-cell table:style-name="ce47" table:formula="of:=FIND(&quot;.&quot;;[.B86];1)" office:value-type="float" office:value="20">
            <text:p>20</text:p>
          </table:table-cell>
          <table:table-cell table:formula="of:=LEN([.B86])" office:value-type="float" office:value="23">
            <text:p>23</text:p>
          </table:table-cell>
          <table:table-cell table:formula="of:=[.J86]-[.I8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0" office:value-type="string">
            <text:p>2023-09-20_10-24-53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string" office:string-value="jpg">
            <text:p>jpg</text:p>
          </table:table-cell>
          <table:table-cell table:style-name="ce47" table:formula="of:=FIND(&quot;.&quot;;[.B87];1)" office:value-type="float" office:value="20">
            <text:p>20</text:p>
          </table:table-cell>
          <table:table-cell table:formula="of:=LEN([.B87])" office:value-type="float" office:value="23">
            <text:p>23</text:p>
          </table:table-cell>
          <table:table-cell table:formula="of:=[.J87]-[.I8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0" office:value-type="string">
            <text:p>2023-09-20_10-25-11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string" office:string-value="jpg">
            <text:p>jpg</text:p>
          </table:table-cell>
          <table:table-cell table:style-name="ce47" table:formula="of:=FIND(&quot;.&quot;;[.B88];1)" office:value-type="float" office:value="20">
            <text:p>20</text:p>
          </table:table-cell>
          <table:table-cell table:formula="of:=LEN([.B88])" office:value-type="float" office:value="23">
            <text:p>23</text:p>
          </table:table-cell>
          <table:table-cell table:formula="of:=[.J88]-[.I8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0" office:value-type="string">
            <text:p>2023-09-20_10-25-4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0" office:value-type="string">
            <text:p>2023-09-20_10-26-01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10" office:value-type="string">
            <text:p>2023-09-20_10-26-0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10" office:value-type="string">
            <text:p>2023-09-20_10-30-1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0" office:value-type="string">
            <text:p>2023-09-20_10-30-23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10" office:value-type="string">
            <text:p>2023-09-20_10-31-44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10" office:value-type="string">
            <text:p>2023-09-20_10-31-57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10" office:value-type="string">
            <text:p>2023-09-20_10-32-04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0" office:value-type="string">
            <text:p>2023-09-20_10-32-12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10" office:value-type="string">
            <text:p>2023-09-20_10-56-1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0" office:value-type="string">
            <text:p>2023-09-20_10-56-19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0" office:value-type="string">
            <text:p>2023-09-20_10-56-22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10" office:value-type="string">
            <text:p>2023-09-20_10-56-2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0" office:value-type="string">
            <text:p>2023-09-20_10-57-09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10" office:value-type="string">
            <text:p>2023-09-20_10-57-13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9">
            <text:p>39</text:p>
          </table:table-cell>
          <table:table-cell table:style-name="ce10" office:value-type="string">
            <text:p>2023-09-20_10-57-1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0">
            <text:p>40</text:p>
          </table:table-cell>
          <table:table-cell table:style-name="ce10" office:value-type="string">
            <text:p>2023-09-20_10-57-24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1">
            <text:p>41</text:p>
          </table:table-cell>
          <table:table-cell table:style-name="ce10" office:value-type="string">
            <text:p>2023-09-20_10-57-2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10" office:value-type="string">
            <text:p>2023-09-20_10-57-33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3">
            <text:p>43</text:p>
          </table:table-cell>
          <table:table-cell table:style-name="ce10" office:value-type="string">
            <text:p>2023-09-20_10-57-3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10" office:value-type="string">
            <text:p>2023-09-20_10-57-41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5">
            <text:p>45</text:p>
          </table:table-cell>
          <table:table-cell table:style-name="ce10" office:value-type="string">
            <text:p>2023-09-20_10-57-4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6">
            <text:p>46</text:p>
          </table:table-cell>
          <table:table-cell table:style-name="ce10" office:value-type="string">
            <text:p>2023-09-20_10-58-2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7">
            <text:p>47</text:p>
          </table:table-cell>
          <table:table-cell table:style-name="ce10" office:value-type="string">
            <text:p>2023-09-20_10-58-4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8">
            <text:p>48</text:p>
          </table:table-cell>
          <table:table-cell table:style-name="ce10" office:value-type="string">
            <text:p>2023-09-20_10-58-5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9">
            <text:p>49</text:p>
          </table:table-cell>
          <table:table-cell table:style-name="ce10" office:value-type="string">
            <text:p>2023-09-20_11-00-39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0">
            <text:p>50</text:p>
          </table:table-cell>
          <table:table-cell table:style-name="ce10" office:value-type="string">
            <text:p>2023-09-20_11-01-2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1">
            <text:p>51</text:p>
          </table:table-cell>
          <table:table-cell table:style-name="ce10" office:value-type="string">
            <text:p>2023-09-20_11-01-31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2">
            <text:p>52</text:p>
          </table:table-cell>
          <table:table-cell table:style-name="ce10" office:value-type="string">
            <text:p>2023-09-20_11-01-3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3">
            <text:p>53</text:p>
          </table:table-cell>
          <table:table-cell table:style-name="ce10" office:value-type="string">
            <text:p>2023-09-20_11-01-42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4">
            <text:p>54</text:p>
          </table:table-cell>
          <table:table-cell table:style-name="ce10" office:value-type="string">
            <text:p>2023-09-20_11-01-47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5">
            <text:p>55</text:p>
          </table:table-cell>
          <table:table-cell table:style-name="ce10" office:value-type="string">
            <text:p>2023-09-20_11-01-59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6">
            <text:p>56</text:p>
          </table:table-cell>
          <table:table-cell table:style-name="ce10" office:value-type="string">
            <text:p>2023-09-20_11-02-0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7">
            <text:p>57</text:p>
          </table:table-cell>
          <table:table-cell table:style-name="ce10" office:value-type="string">
            <text:p>2023-09-20_11-02-09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8">
            <text:p>58</text:p>
          </table:table-cell>
          <table:table-cell table:style-name="ce10" office:value-type="string">
            <text:p>2023-09-20_11-02-2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9">
            <text:p>59</text:p>
          </table:table-cell>
          <table:table-cell table:style-name="ce10" office:value-type="string">
            <text:p>2023-09-20_11-02-42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0">
            <text:p>60</text:p>
          </table:table-cell>
          <table:table-cell table:style-name="ce10" office:value-type="string">
            <text:p>2023-09-20_11-08-17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1">
            <text:p>61</text:p>
          </table:table-cell>
          <table:table-cell table:style-name="ce10" office:value-type="string">
            <text:p>2023-09-20_11-08-25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2">
            <text:p>62</text:p>
          </table:table-cell>
          <table:table-cell table:style-name="ce10" office:value-type="string">
            <text:p>2023-09-20_11-08-48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3">
            <text:p>63</text:p>
          </table:table-cell>
          <table:table-cell table:style-name="ce10" office:value-type="string">
            <text:p>2023-09-20_11-09-26.jpg</text:p>
          </table:table-cell>
          <table:table-cell table:style-name="ce26" office:value-type="string">
            <text:p>:PHOTO 記録 / PC画面 / subject=三井住友銀行。口座開設。新規。(t-id=ENQQ) / content=スマホのアプリ。口座を開設しようとする。アプリ。アプリの立ち上げ～写真撮影のための、通信の開始。通信エラーのメッセージ、出る。,target=スマホ。スクリーンショット。, 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13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42]=&quot;&quot;;[.C142];CONCATENATE([.C142];&quot; / &quot;;[.E142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44]=&quot;&quot;;[.C144];CONCATENATE([.C144];&quot; / &quot;;[.E144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9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8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99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9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8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314:Sheet1.C319" table:on-update-keep-styles="true" table:on-update-keep-size="false"/>
        <table:database-range table:name="XXX" table:target-range-address="Sheet1.B314:Sheet1.B314" table:on-update-keep-styles="true" table:on-update-keep-size="false"/>
        <table:database-range table:name="XXX_music" table:target-range-address="Sheet1.B315:Sheet1.B315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1">2023/09/21</text:date>, <text:time>10:56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21T10:56:30.61</dc:date>
    <dc:creator>iwabuchi ken</dc:creator>
    <meta:editing-duration>P58DT15H22M25S</meta:editing-duration>
    <meta:editing-cycles>19683</meta:editing-cycles>
    <meta:document-statistic meta:table-count="2" meta:cell-count="1127" meta:object-count="0"/>
    <meta:user-defined meta:name="qrichtext">1</meta:user-defined>
  </office:meta>
</office:document-meta>
</file>